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5月9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4月26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6月5日以前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6月5日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月咏幻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4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6:17:37.948655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6-05T16:19:35.993459712</dc:date>
    <meta:editing-duration>P1DT11H42M33S</meta:editing-duration>
    <meta:editing-cycles>42</meta:editing-cycles>
    <meta:generator>LibreOffice/4.3.3.2$Linux_X86_64 LibreOffice_project/430m0$Build-2</meta:generator>
    <meta:document-statistic meta:table-count="1" meta:cell-count="78" meta:object-count="0"/>
  </office:meta>
</office:document-meta>
</file>